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a 5</text:p>
      <text:p text:style-name="P1"/>
      <text:p text:style-name="P1">Asistieron:</text:p>
      <text:p text:style-name="P1">Andreina Garcia</text:p>
      <text:p text:style-name="P1">Cristina Villalobos</text:p>
      <text:p text:style-name="P1">Daniela Ruiz</text:p>
      <text:p text:style-name="P1">Linda Perez</text:p>
      <text:p text:style-name="P1">Daniela Hernandez</text:p>
      <text:p text:style-name="P1">Vicente Santacoloma</text:p>
      <text:p text:style-name="P1">Fernando Sahmkow</text:p>
      <text:p text:style-name="P1"/>
      <text:p text:style-name="P1">1) Se modifica el horario de las reuniones semanales</text:p>
      <text:p text:style-name="P1">Seran los viernes luego de la clase extra de teoria con el Prof Ascander</text:p>
      <text:p text:style-name="P1"/>
      <text:p text:style-name="P1">2) Modificación del diagrama de CU para agregar los relacionados con TECNICA</text:p>
      <text:p text:style-name="P1"/>
      <text:p text:style-name="P1">3) NUEVA CONVENCION PARA IMPLEMENTAR: </text:p>
      <text:p text:style-name="P1">toda la parte de implementacion en INGLES</text:p>
      <text:p text:style-name="P1">toda la parte de interfaz (lo que el usuario final podra ver) en ESPAÑOL</text:p>
      <text:p text:style-name="P1">las variables y metodos <text:s/>empiezan con minuscula y las demas palabras con mayuscula inicial</text:p>
      <text:p text:style-name="P1">las clases comienzan con mayuscula</text:p>
      <text:p text:style-name="P1">las constantes o variables globales en mayuscula sostenida</text:p>
      <text:p text:style-name="P1">para BD la misma convencion de cohesion</text:p>
      <text:p text:style-name="P1"/>
      <text:p text:style-name="P1">3) No se cumplio el obj te cohesion</text:p>
      <text:p text:style-name="P1">Comenzaremos a trabajar directamente sobre Django</text:p>
      <text:p text:style-name="P1">Replanificación general:</text:p>
      <text:p text:style-name="P1"/>
      <text:p text:style-name="P1">SPRINT 2: </text:p>
      <text:p text:style-name="P1"/>
      <text:p text:style-name="P1"><text:tab/>Semana 5</text:p>
      <text:p text:style-name="P1"><text:tab/><text:tab/>Terminar de corregir los CU en Cohesión</text:p>
      <text:p text:style-name="P1"><text:tab/><text:tab/>Reimplementación con Django</text:p>
      <text:p text:style-name="P1"><text:tab/><text:tab/>Verificación de CU </text:p>
      <text:p text:style-name="P1"><text:tab/><text:tab/>Repartición de CU faltantes según su prioridad</text:p>
      <text:p text:style-name="P1"><text:tab/><text:tab/>Investigación de Testing</text:p>
      <text:p text:style-name="P1"><text:tab/></text:p>
      <text:p text:style-name="P1"><text:tab/>Semana 6</text:p>
      <text:p text:style-name="P1"><text:tab/><text:tab/>ALTA</text:p>
      <text:p text:style-name="P1"/>
      <text:p text:style-name="P1"><text:tab/>Semana 7</text:p>
      <text:p text:style-name="P1"><text:tab/><text:tab/>MEDIA ALTA</text:p>
      <text:p text:style-name="P1"/>
      <text:p text:style-name="P1">SPRINT 3: </text:p>
      <text:p text:style-name="P1"/>
      <text:p text:style-name="P1"><text:tab/>Semana 8</text:p>
      <text:p text:style-name="P1"><text:tab/><text:tab/>MEDIA</text:p>
      <text:p text:style-name="P1"/>
      <text:p text:style-name="P1"><text:tab/>Semana 9</text:p>
      <text:p text:style-name="P1"><text:soft-page-break/><text:s/><text:tab/><text:tab/>MEDIA BAJA</text:p>
      <text:p text:style-name="P1"><text:tab/><text:tab/>Interfaz</text:p>
      <text:p text:style-name="P1"/>
      <text:p text:style-name="P1">SPRINT 4: </text:p>
      <text:p text:style-name="P1"><text:tab/></text:p>
      <text:p text:style-name="P1"><text:tab/>Semana 10 y 11</text:p>
      <text:p text:style-name="P1"><text:tab/><text:tab/>Pruebas generales</text:p>
      <text:p text:style-name="P1"/>
      <text:p text:style-name="P1"/>
      <text:p text:style-name="P1"/>
      <text:p text:style-name="P1">4) Reimplementación en Django</text:p>
      <text:p text:style-name="P1">Vicente</text:p>
      <text:p text:style-name="P1">Fernando</text:p>
      <text:p text:style-name="P1"/>
      <text:p text:style-name="P1">5) Investigacion de testing</text:p>
      <text:p text:style-name="P1">Equipo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ina </meta:initial-creator>
    <meta:creation-date>2012-05-18T14:30:08</meta:creation-date>
    <dc:date>2012-05-18T15:37:47</dc:date>
    <dc:creator>Andreina </dc:creator>
    <meta:editing-duration>PT52M46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2" meta:paragraph-count="49" meta:word-count="192" meta:character-count="1211" meta:non-whitespace-character-count="1029"/>
  </office:meta>
</office:document-meta>
</file>